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4.469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wrap-option="wrap" fo:border="0.06pt solid #000000" style:shrink-to-fit="false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4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4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3">
          <table:table-cell table:style-name="ce4" table:number-columns-repeated="4"/>
          <table:table-cell table:number-columns-repeated="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table:style-name="ce3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table:style-name="ce3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table:style-name="ce3"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table:style-name="ce3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table:style-name="ce3"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table:style-name="ce3"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table:style-name="ce3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table:style-name="ce3"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3"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table:style-name="ce3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table:style-name="ce3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5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5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6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5" office:value-type="string" calcext:value-type="string">
            <text:p>11-nov-2016.odt</text:p>
          </table:table-cell>
          <table:table-cell table:style-name="ce21" office:value-type="string" calcext:value-type="string">
            <text:p>ifconfig command</text:p>
          </table:table-cell>
          <table:table-cell table:style-name="ce27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8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8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8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6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table:style-name="ce3"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table:style-name="ce3"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table:style-name="ce3"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table:style-name="ce3"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table:style-name="ce3"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table:style-name="ce3"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table:style-name="ce3"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style-name="ce3"/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table:style-name="ce3"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table:style-name="ce3"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table:style-name="ce3"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table:style-name="ce3"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table:style-name="ce3"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table:style-name="ce3"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table:style-name="ce3"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table:style-name="ce3"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table:style-name="ce3"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table:style-name="ce3"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table:style-name="ce3"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 table:style-name="ce3"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table:style-name="ce3"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table:style-name="ce3"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table:style-name="ce3"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8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table:style-name="ce3"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table:style-name="ce3"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table:style-name="ce3"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/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table:style-name="ce3"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table:style-name="ce3"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table:style-name="ce3"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table:style-name="ce3"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table:style-name="ce3"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table:style-name="ce3"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table:style-name="ce3"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table:style-name="ce3"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table:style-name="ce3"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4"/>
          <table:table-cell table:style-name="ce29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9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month name finder using input from user on the basis of ke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hashing all functions like equal, extracting using key, clear etc 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factorial of a number taking input from user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table:style-name="ce3"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table:style-name="ce3"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table:style-name="ce3"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table:style-name="ce3"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table:style-name="ce3"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 migrations using rails generate migration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number-columns-repeated="6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19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0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2-dec</text:p>
          </table:table-cell>
          <table:table-cell table:style-name="ce8" office:value-type="string" calcext:value-type="string">
            <text:p>2-dec-2016-rails odt</text:p>
          </table:table-cell>
          <table:table-cell table:style-name="ce12" office:value-type="string" calcext:value-type="string">
            <text:p>find record from table using find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ak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rst keyword to extract fir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ast keyword to extract la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 by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er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equalit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ran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sub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nsco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er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nl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ord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wher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ull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ner joi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3-dec</text:p>
          </table:table-cell>
          <table:table-cell table:style-name="ce8" office:value-type="string" calcext:value-type="string">
            <text:p>3-dec-2016-rails_active_records_tutorial.odt</text:p>
          </table:table-cell>
          <table:table-cell office:value-type="string" calcext:value-type="string">
            <text:p>explain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gregate functions: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in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ax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xisting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ing_by_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nection.select_al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luck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_or_create_by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5-dec</text:p>
          </table:table-cell>
          <table:table-cell table:style-name="ce8" office:value-type="string" calcext:value-type="string">
            <text:p>5-dec-2016-rails tutorial.odt </text:p>
          </table:table-cell>
          <table:table-cell office:value-type="string" calcext:value-type="string">
            <text:p>Validation basics like valid?, blank? Etc.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 calcext:value-type="string">
            <text:p>5-dec-2016-rails controller tutorial.odt</text:p>
          </table:table-cell>
          <table:table-cell office:value-type="string" calcext:value-type="string">
            <text:p>cre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ction nam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view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e routes.rb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e styl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ation file update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6-dec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d HTML view pages for each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Controller actions for relevant pag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Read Data from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Create or Insert Data Into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Delete Data From Table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7-dec</text:p>
          </table:table-cell>
          <table:table-cell table:style-name="ce8" office:value-type="string" calcext:value-type="string">
            <text:p>7-dec-2016-rails controller tutorial.odt</text:p>
          </table:table-cell>
          <table:table-cell office:value-type="string" calcext:value-type="string">
            <text:p>Created forms using rails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eperate controller for each model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view pages for each model in rails manner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def methods for new, create, edit and delete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 particular row using rails form (form_for)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8-dec</text:p>
          </table:table-cell>
          <table:table-cell table:style-name="ce16" office:value-type="string" calcext:value-type="string">
            <text:p>8-dec-2016-rails controller delete tutorial.odt</text:p>
          </table:table-cell>
          <table:table-cell office:value-type="string" calcext:value-type="string">
            <text:p>created edit page in rails for each view pag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controller edit tutorial.odt</text:p>
          </table:table-cell>
          <table:table-cell office:value-type="string" calcext:value-type="string">
            <text:p>establish editroute to controller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controller update tutorial.odt</text:p>
          </table:table-cell>
          <table:table-cell office:value-type="string" calcext:value-type="string">
            <text:p>edit action in controller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scaffold tutorial.odt</text:p>
          </table:table-cell>
          <table:table-cell office:value-type="string" calcext:value-type="string">
            <text:p>Update action in controller 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4" office:value-type="string" calcext:value-type="string">
            <text:p>establish update route to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ction in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4" office:value-type="string" calcext:value-type="string">
            <text:p>establish delete route to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new project using scaffol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caffold for LM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database and model using scaffol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12-dec</text:p>
          </table:table-cell>
          <table:table-cell table:style-name="Default"/>
          <table:table-cell office:value-type="string" calcext:value-type="string">
            <text:p>create project msi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scafffolds for each tables (mobile, brand, buyer, seller etc.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ssociation between mode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lidation on all the mode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pendent :destroy associ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orm helpers in project like radio, checkbox, dropdown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ook reference on installation on cloud9, linux, windows, rvm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ditors like atom, textmate, sublimetext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rectory structure <text:s/>in rails applic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rver access by other machin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ails gener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VC Mode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uby introduction, array, hashes, control structures etc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ganizing structure and use case, page and data flow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number-columns-repeated="2"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13-dec</text:p>
          </table:table-cell>
          <table:table-cell office:value-type="string" calcext:value-type="string">
            <text:p>Ruby idioms: bang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redicate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sting metho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ining method cal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f objec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f in instance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quire in applic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the application( new project, database, scaffold, migrations etc.)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aking pretier listing by creating css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runcate(), strip-tag(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lidation and unit testing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stant page layout for multiple pages.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string" calcext:value-type="string">
            <text:p>14-dec</text:p>
          </table:table-cell>
          <table:table-cell office:value-type="string" calcext:value-type="string">
            <text:p>convert price in currency using number_to_currency method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cart creation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creating cart using scaffold and set_cart() method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connecting a cart by creating lineitem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apply association between cart and lineitem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add to cart button to page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create current cart module and include in lineitem controller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smarter cart by generating migrations add quantity to line items and combine items in cart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adding session counter to a page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handling cart errors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finishing cart by adding empty cart button and total price of all articles in cart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18:55:09.826094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2-14T19:04:14.593177260</dc:date>
    <meta:editing-duration>P6DT4H10M57S</meta:editing-duration>
    <meta:editing-cycles>252</meta:editing-cycles>
    <meta:generator>LibreOffice/4.2.8.2$Linux_x86 LibreOffice_project/420m0$Build-2</meta:generator>
    <meta:document-statistic meta:table-count="1" meta:cell-count="557" meta:object-count="0"/>
  </office:meta>
</office:document-meta>
</file>